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F00001B9000001B903B2DB3C9.svm"/>
  <manifest:file-entry manifest:media-type="" manifest:full-path="Pictures/20000253000035BE0000319CC091521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2083in" fo:margin-left="1.1188in" fo:margin-right="4.5979in" table:align="margins"/>
    </style:style>
    <style:style style:name="Table1.A" style:family="table-column">
      <style:table-column-properties style:column-width="0.2396in" style:rel-column-width="345*"/>
    </style:style>
    <style:style style:name="Table1.B" style:family="table-column">
      <style:table-column-properties style:column-width="0.25in" style:rel-column-width="360*"/>
    </style:style>
    <style:style style:name="Table1.E" style:family="table-column">
      <style:table-column-properties style:column-width="0.2292in" style:rel-column-width="330*"/>
    </style:style>
    <style:style style:name="Table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.E1" style:family="table-cell">
      <style:table-cell-properties fo:padding="0.0382in" fo:border="0.0139in solid #000000"/>
    </style:style>
    <style:style style:name="Table1.A2" style:family="table-cell">
      <style:table-cell-properties fo:padding="0.0382in" fo:border-left="0.0139in solid #000000" fo:border-right="none" fo:border-top="none" fo:border-bottom="0.0139in solid #000000"/>
    </style:style>
    <style:style style:name="Table1.D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1.E2" style:family="table-cell">
      <style:table-cell-properties fo:padding="0.0382in" fo:border-left="0.0007in solid #000000" fo:border-right="none" fo:border-top="0.0007in solid #000000" fo:border-bottom="none"/>
    </style:style>
    <style:style style:name="Table1.D3" style:family="table-cell">
      <style:table-cell-properties fo:padding="0in" fo:border="none"/>
    </style:style>
    <style:style style:name="Table2" style:family="table">
      <style:table-properties style:width="3.2813in" fo:margin-left="1.1188in" fo:margin-right="2.525in" table:align="margins"/>
    </style:style>
    <style:style style:name="Table2.A" style:family="table-column">
      <style:table-column-properties style:column-width="0.2396in" style:rel-column-width="345*"/>
    </style:style>
    <style:style style:name="Table2.B" style:family="table-column">
      <style:table-column-properties style:column-width="0.25in" style:rel-column-width="360*"/>
    </style:style>
    <style:style style:name="Table2.D" style:family="table-column">
      <style:table-column-properties style:column-width="1.5313in" style:rel-column-width="2205*"/>
    </style:style>
    <style:style style:name="Table2.E" style:family="table-column">
      <style:table-column-properties style:column-width="0.2604in" style:rel-column-width="375*"/>
    </style:style>
    <style:style style:name="Table2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2.C1" style:family="table-cell">
      <style:table-cell-properties fo:padding="0.0382in" fo:border="0.0139in solid #000000"/>
    </style:style>
    <style:style style:name="Table2.D1" style:family="table-cell">
      <style:table-cell-properties fo:padding="0in" fo:border="none"/>
    </style:style>
    <style:style style:name="Table2.A2" style:family="table-cell">
      <style:table-cell-properties fo:padding="0.0382in" fo:border-left="0.0139in solid #000000" fo:border-right="none" fo:border-top="none" fo:border-bottom="0.0139in solid #000000"/>
    </style:style>
    <style:style style:name="Table2.C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eff2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f5db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14b0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209d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ff2f" officeooo:paragraph-rsid="004eff2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5db5" officeooo:paragraph-rsid="004f5db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14b05" officeooo:paragraph-rsid="00514b0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209d8" officeooo:paragraph-rsid="005209d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54c91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5695f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579a2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58a16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5a852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5af18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5d370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5d912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5f098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60657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61773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63d18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65b61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66272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5f09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e3aa" officeooo:paragraph-rsid="006065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italic" style:text-underline-style="none" fo:font-weight="normal" officeooo:rsid="0053e3aa" officeooo:paragraph-rsid="0063d18c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14b05" officeooo:paragraph-rsid="00514b0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3e3aa" officeooo:paragraph-rsid="0053e3a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3e3aa" officeooo:paragraph-rsid="00579a2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3e3aa" officeooo:paragraph-rsid="005af18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3e3aa" officeooo:paragraph-rsid="005f098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3e3aa" officeooo:paragraph-rsid="0065b61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text-properties style:font-size-complex="12pt"/>
    </style:style>
    <style:style style:name="P36" style:family="paragraph" style:parent-style-name="Table_20_Contents">
      <style:text-properties officeooo:paragraph-rsid="0066272e" style:font-size-complex="12pt"/>
    </style:style>
    <style:style style:name="P37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eff2f"/>
    </style:style>
    <style:style style:name="T3" style:family="text">
      <style:text-properties fo:color="#999999" officeooo:rsid="004eff2f"/>
    </style:style>
    <style:style style:name="T4" style:family="text">
      <style:text-properties fo:color="#999999" officeooo:rsid="0058a16d"/>
    </style:style>
    <style:style style:name="T5" style:family="text">
      <style:text-properties fo:color="#999999" officeooo:rsid="0066272e"/>
    </style:style>
    <style:style style:name="T6" style:family="text">
      <style:text-properties style:text-position="super 58%" officeooo:rsid="004eff2f"/>
    </style:style>
    <style:style style:name="T7" style:family="text">
      <style:text-properties style:text-position="super 58%" officeooo:rsid="00579a21"/>
    </style:style>
    <style:style style:name="T8" style:family="text">
      <style:text-properties style:text-position="super 58%" officeooo:rsid="005f0989"/>
    </style:style>
    <style:style style:name="T9" style:family="text">
      <style:text-properties style:text-position="super 58%" officeooo:rsid="0063d18c"/>
    </style:style>
    <style:style style:name="T10" style:family="text">
      <style:text-properties style:text-position="super 58%" officeooo:rsid="0065b61b"/>
    </style:style>
    <style:style style:name="T11" style:family="text">
      <style:text-properties officeooo:rsid="004f5db5"/>
    </style:style>
    <style:style style:name="T12" style:family="text">
      <style:text-properties officeooo:rsid="004eff2f" fo:background-color="#ff0000"/>
    </style:style>
    <style:style style:name="T13" style:family="text">
      <style:text-properties officeooo:rsid="00514b05"/>
    </style:style>
    <style:style style:name="T14" style:family="text">
      <style:text-properties style:text-position="sub 58%" officeooo:rsid="00514b05"/>
    </style:style>
    <style:style style:name="T15" style:family="text">
      <style:text-properties style:text-position="sub 58%" officeooo:rsid="0060657b"/>
    </style:style>
    <style:style style:name="T16" style:family="text">
      <style:text-properties style:text-position="sub 58%" officeooo:rsid="0063d18c"/>
    </style:style>
    <style:style style:name="T17" style:family="text">
      <style:text-properties style:text-position="sub 58%" officeooo:rsid="0065b61b"/>
    </style:style>
    <style:style style:name="T18" style:family="text">
      <style:text-properties style:text-position="sub 58%" officeooo:rsid="0066272e"/>
    </style:style>
    <style:style style:name="T19" style:family="text">
      <style:text-properties fo:font-weight="bold" officeooo:rsid="00514b05" style:font-weight-asian="bold" style:font-weight-complex="bold"/>
    </style:style>
    <style:style style:name="T20" style:family="text">
      <style:text-properties officeooo:rsid="005209d8"/>
    </style:style>
    <style:style style:name="T21" style:family="text">
      <style:text-properties officeooo:rsid="0054c913"/>
    </style:style>
    <style:style style:name="T22" style:family="text">
      <style:text-properties officeooo:rsid="005695f6"/>
    </style:style>
    <style:style style:name="T23" style:family="text">
      <style:text-properties style:use-window-font-color="true" style:text-position="0% 100%" fo:font-size="12pt" fo:font-style="normal" style:text-underline-style="none" fo:font-weight="normal" officeooo:rsid="0053e3aa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officeooo:rsid="0056f35d"/>
    </style:style>
    <style:style style:name="T25" style:family="text">
      <style:text-properties officeooo:rsid="00579a21"/>
    </style:style>
    <style:style style:name="T26" style:family="text">
      <style:text-properties officeooo:rsid="0058a16d"/>
    </style:style>
    <style:style style:name="T27" style:family="text">
      <style:text-properties officeooo:rsid="005a8520"/>
    </style:style>
    <style:style style:name="T28" style:family="text">
      <style:text-properties officeooo:rsid="005af188"/>
    </style:style>
    <style:style style:name="T29" style:family="text">
      <style:text-properties officeooo:rsid="005c5791"/>
    </style:style>
    <style:style style:name="T30" style:family="text">
      <style:text-properties officeooo:rsid="005d3703"/>
    </style:style>
    <style:style style:name="T31" style:family="text">
      <style:text-properties officeooo:rsid="005d912b"/>
    </style:style>
    <style:style style:name="T32" style:family="text">
      <style:text-properties officeooo:rsid="005f0989"/>
    </style:style>
    <style:style style:name="T33" style:family="text">
      <style:text-properties officeooo:rsid="0060657b"/>
    </style:style>
    <style:style style:name="T34" style:family="text">
      <style:text-properties officeooo:rsid="00617733"/>
    </style:style>
    <style:style style:name="T35" style:family="text">
      <style:text-properties officeooo:rsid="00625078"/>
    </style:style>
    <style:style style:name="T36" style:family="text">
      <style:text-properties officeooo:rsid="0063d18c"/>
    </style:style>
    <style:style style:name="T37" style:family="text">
      <style:text-properties officeooo:rsid="0065b61b"/>
    </style:style>
    <style:style style:name="T38" style:family="text">
      <style:text-properties officeooo:rsid="0066272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style:style style:name="fr6" style:family="graphic" style:parent-style-name="Formula">
      <style:graphic-properties fo:margin-left="0in" fo:margin-right="0in" style:wrap="parallel" style:number-wrapped-paragraphs="no-limit" style:wrap-contour="false" style:vertical-pos="from-top" draw:ole-draw-aspect="1"/>
    </style:style>
    <style:style style:name="gr1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098in" draw:marker-start="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098in" draw:marker-start="Arrowheads_20_1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098in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20<text:span text:style-name="T1">11</text:span>-(<text:span text:style-name="T1">02</text:span>)<text:span text:style-name="T1">feb</text:span>-<text:span text:style-name="T1">28</text:span>: dag <text:span text:style-name="T1">12</text:span></text:h>
      <text:p text:style-name="P2"/>
      <text:p text:style-name="P8">1)</text:p>
      <text:p text:style-name="P8"><text:tab/>n stycken likadana tärningar.</text:p>
      <text:p text:style-name="P3"><text:span text:style-name="T2"><text:tab/>Hur mång möjliga utfall?<text:tab/><text:tab/></text:span><text:span text:style-name="T3">(Vi antar att de har 6 sidor vardera.)</text:span></text:p>
      <text:p text:style-name="P8"/>
      <text:p text:style-name="P8"/>
      <text:p text:style-name="P8"><text:tab/>Oordat urval med upprepning.</text:p>
      <text:p text:style-name="P8"/>
      <text:p text:style-name="P3"><text:span text:style-name="T2"><text:tab/></text:span><text:span text:style-name="T2"><draw:frame draw:style-name="fr2" draw:name="Object1" text:anchor-type="as-char" svg:width="1.9598in" svg:height="0.433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/>
      <text:p text:style-name="P8"/>
      <text:p text:style-name="P8"/>
      <text:p text:style-name="P8">2)</text:p>
      <text:p text:style-name="P8"><text:tab/>Antalet 5-siffriga tal (eventuellt med inledande 0:or).</text:p>
      <text:p text:style-name="P8"/>
      <text:p text:style-name="P8"><text:tab/>a)</text:p>
      <text:p text:style-name="P3"><text:span text:style-name="T2"><text:tab/><text:tab/>Totalt 10</text:span><text:span text:style-name="T6">5</text:span><text:span text:style-name="T2"> stycken<text:tab/><text:tab/>(</text:span><text:span text:style-name="T11">ordnat urval med upprepnnig)</text:span></text:p>
      <text:p text:style-name="P9"/>
      <text:p text:style-name="P9"><text:tab/>b)</text:p>
      <text:p text:style-name="P9"><text:tab/><text:tab/>Strikt växande, till exempel 02578.</text:p>
      <text:p text:style-name="P9"/>
      <text:p text:style-name="P4"><text:span text:style-name="T11"><text:tab/><text:tab/></text:span><text:span text:style-name="T11"><draw:frame draw:style-name="fr3" draw:name="Object2" text:anchor-type="as-char" svg:y="-0.2543in" svg:width="0.8201in" svg:height="0.43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1"> stycken</text:span></text:p>
      <text:p text:style-name="P9"/>
      <text:p text:style-name="P9"><text:tab/>c)</text:p>
      <text:p text:style-name="P9"><text:tab/><text:tab/>Växande inte strikt, till exempel 46889.</text:p>
      <text:p text:style-name="P9"/>
      <text:p text:style-name="P9"><text:tab/><text:tab/>Ges biljektivt av hur många gånger varje siffra ingår.</text:p>
      <text:p text:style-name="P9"><text:tab/><text:tab/>Oordnat val med upprepning.</text:p>
      <text:p text:style-name="P9"/>
      <text:p text:style-name="P4"><text:span text:style-name="T11"><text:tab/><text:tab/></text:span><text:span text:style-name="T11"><draw:frame draw:style-name="fr2" draw:name="Object3" text:anchor-type="as-char" svg:width="2.5992in" svg:height="0.43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9"/>
      <text:p text:style-name="P9"><text:tab/>d)</text:p>
      <text:p text:style-name="P9"><text:tab/><text:tab/>Ej strikt växande eller ej strikt avtagande (inklusive konstant)</text:p>
      <text:p text:style-name="P9"/>
      <text:p text:style-name="P4"><text:span text:style-name="T11"><text:tab/><text:tab/></text:span><text:span text:style-name="T11"><draw:frame draw:style-name="fr2" draw:name="Object4" text:anchor-type="as-char" svg:width="2.5071in" svg:height="0.43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9"/>
      <text:p text:style-name="P9"><text:tab/><text:tab/>… − 10 ty konstant igår i både växande och avtagande.</text:p>
      <text:p text:style-name="P10"><text:tab/><text:tab/>(|A ∪ B| = |A| + |B| − |A ∩ B|)</text:p>
      <text:p text:style-name="P29">3)</text:p>
      <text:p text:style-name="P10"><text:tab/>Givet 12 strycken tvåsiffriga tal (bas 10).</text:p>
      <text:p text:style-name="P5"><text:span text:style-name="T13"><text:tab/>Visa att två har skillnad aa</text:span><text:span text:style-name="T14">10</text:span><text:span text:style-name="T13"> (a = 0, 1, …, 9).</text:span></text:p>
      <text:p text:style-name="P10"/>
      <text:p text:style-name="P10"><text:tab/>Av 12 tal är minst 2 stycken lika (mod 11), skillnaden 0 (mod 11).</text:p>
      <text:p text:style-name="P10"/>
      <text:p text:style-name="P10"/>
      <text:p text:style-name="P10"><text:tab/>Lösning:</text:p>
      <text:p text:style-name="P10"/>
      <text:p text:style-name="P10"><text:tab/><text:tab/>a⋅11 något a<text:tab/>skillnaden:<text:tab/>0 ≤ aa ≤ 99</text:p>
      <text:p text:style-name="P10"/>
      <text:p text:style-name="P10"/>
      <text:p text:style-name="P10">4)</text:p>
      <text:p text:style-name="P5"><text:span text:style-name="T13"><text:tab/>a</text:span><text:span text:style-name="T14">1</text:span><text:span text:style-name="T13">, a</text:span><text:span text:style-name="T14">2</text:span><text:span text:style-name="T13">, …, a</text:span><text:span text:style-name="T14">n</text:span><text:span text:style-name="T13"> ∈ ℤ</text:span></text:p>
      <text:p text:style-name="P10"><text:tab/>Visa att någon icke-tom delmängd har summan delbar med n.</text:p>
      <text:p text:style-name="P10"/>
      <text:p text:style-name="P10"/>
      <text:p text:style-name="P5"><text:span text:style-name="T13"><text:tab/>Låt<text:tab/>s</text:span><text:span text:style-name="T14">i</text:span><text:span text:style-name="T13"> = a</text:span><text:span text:style-name="T14">1</text:span><text:span text:style-name="T13"> + a</text:span><text:span text:style-name="T14">2</text:span><text:span text:style-name="T19"> </text:span><text:span text:style-name="T13">+ … + a</text:span><text:span text:style-name="T14">i</text:span><text:span text:style-name="T13"><text:tab/>i = 1, 2, …, n</text:span></text:p>
      <text:p text:style-name="P10"/>
      <text:p text:style-name="P5"><text:span text:style-name="T13"><text:tab/>Antingen är något s</text:span><text:span text:style-name="T14">i</text:span><text:span text:style-name="T13"> delbart med n (så klara) ller såär vå av dem lika</text:span></text:p>
      <text:p text:style-name="P5"><text:span text:style-name="T13"><text:tab/>(mod n) (postfacksprincipen) och deras skillnad (s</text:span><text:span text:style-name="T14">j</text:span><text:span text:style-name="T13"> − s</text:span><text:span text:style-name="T14">i</text:span><text:span text:style-name="T13"> =</text:span></text:p>
      <text:p text:style-name="P5"><text:span text:style-name="T13"><text:tab/>= a</text:span><text:span text:style-name="T14">i +1</text:span><text:span text:style-name="T13"> + a</text:span><text:span text:style-name="T14">i+2</text:span><text:span text:style-name="T13"> + … + a</text:span><text:span text:style-name="T14">j</text:span><text:span text:style-name="T13">) delbar med n, också klart.</text:span></text:p>
      <text:p text:style-name="P10"/>
      <text:p text:style-name="P10"/>
      <text:p text:style-name="P11">5)</text:p>
      <text:p text:style-name="P11"><text:tab/>Bokstäverna A, B, D, G, J och U kastas om.</text:p>
      <text:p text:style-name="P11"><text:tab/>På hur många sätt kan det ske utan att “DU” eller “JAG” ingår?</text:p>
      <text:p text:style-name="P11"/>
      <text:p text:style-name="P11"/>
      <text:p text:style-name="P11"><text:tab/>Låt<text:tab/>A = {de som innehåller “DU”}</text:p>
      <text:p text:style-name="P11"><text:tab/></text:p>
      <text:p text:style-name="P11"><text:tab/><text:tab/>B = {de som innehåller “JAG”}</text:p>
      <text:p text:style-name="P11"/>
      <text:p text:style-name="P11"><text:tab/><text:tab/>𝓤 = {alla}</text:p>
      <text:p text:style-name="P11"/>
      <text:p text:style-name="P11"/>
      <text:p text:style-name="P6"><text:span text:style-name="T20"><text:tab/>Sökt<text:tab/>|𝓤 \ (A </text:span><text:span text:style-name="T13">∪</text:span><text:span text:style-name="T20"> B)| = |𝓤| − |A </text:span><text:span text:style-name="T13">∪</text:span><text:span text:style-name="T20"> B| =</text:span></text:p>
      <text:p text:style-name="P11"/>
      <text:p text:style-name="P6"><text:span text:style-name="T20"><text:tab/><text:tab/><text:tab/><text:tab/>= |𝓤| − |A| − |B| + |A </text:span><text:span text:style-name="T13">∩</text:span><text:span text:style-name="T20"> B| =</text:span></text:p>
      <text:p text:style-name="P11"/>
      <text:p text:style-name="P11"><text:tab/><text:tab/><text:tab/><text:tab/>= 6! − 5! − 4! + 3! =</text:p>
      <text:p text:style-name="P11"/>
      <text:p text:style-name="P11"><text:tab/><text:tab/><text:tab/><text:tab/>= 720 − 120 − 24 + 6 = 582</text:p>
      <text:p text:style-name="P11"/>
      <text:p text:style-name="P30">6)</text:p>
      <text:p text:style-name="P12"><text:tab/><text:span text:style-name="T21">En sfärisk triangel har vinklarna α, β och γ och sfären har radien R.</text:span></text:p>
      <text:p text:style-name="P12"><text:span text:style-name="T21"><text:tab/>Vad är dess area?</text:span></text:p>
      <text:p text:style-name="P12"><text:span text:style-name="T21"/></text:p>
      <text:p text:style-name="P12"><text:span text:style-name="T21"><text:tab/></text:span><text:span text:style-name="T22">Jo, inklusion och exklusion för are</text:span><text:span text:style-name="T28">o</text:span><text:span text:style-name="T22">r</text:span></text:p>
      <text:p text:style-name="P12"><text:span text:style-name="T22"/></text:p>
      <text:p text:style-name="P13"><text:span text:style-name="T22"><text:tab/>T = A </text:span><text:span text:style-name="T13">∩</text:span><text:span text:style-name="T22"> B </text:span><text:span text:style-name="T13">∩</text:span><text:span text:style-name="T22"> C</text:span></text:p>
      <text:p text:style-name="P13"><text:span text:style-name="T22"><text:tab/>med A, B, C som halv-sfärer enligt figuren.</text:span></text:p>
      <text:p text:style-name="P13"><text:span text:style-name="T22"/></text:p>
      <text:p text:style-name="P13"><draw:frame draw:style-name="fr1" draw:name="graphics1" text:anchor-type="paragraph" svg:x="0.7228in" svg:y="0.0453in" svg:width="5.4165in" svg:height="5in" draw:z-index="4"><draw:image xlink:href="Pictures/20000253000035BE0000319CC0915215.svm" xlink:type="simple" xlink:show="embed" xlink:actuate="onLoad"/></draw:frame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4"><text:span text:style-name="T24"><text:tab/>Triangeln T' (“mittemot” T) har samma area som T.</text:span></text:p>
      <text:p text:style-name="P14"><text:span text:style-name="T24"/></text:p>
      <text:p text:style-name="P14"><text:span text:style-name="T25"><text:tab/></text:span><text:span text:style-name="T24">T' = S \ (A ∪ B ∪ C)</text:span></text:p>
      <text:p text:style-name="P14"><text:span text:style-name="T24"/></text:p>
      <text:p text:style-name="P31"><text:span text:style-name="T24"><text:tab/></text:span><text:span text:style-name="T25">|T| = |T'| = |</text:span><text:span text:style-name="T24">S \ (A ∪ B ∪ C)</text:span><text:span text:style-name="T25">| =</text:span></text:p>
      <text:p text:style-name="P14"><text:span text:style-name="T25"/></text:p>
      <text:p text:style-name="P14"><text:span text:style-name="T25"><text:tab/><text:tab/>= |S| − |</text:span><text:span text:style-name="T24">A ∪ B ∪ C</text:span><text:span text:style-name="T25">| =</text:span></text:p>
      <text:p text:style-name="P14"><text:span text:style-name="T25"/></text:p>
      <text:p text:style-name="P14"><text:span text:style-name="T25"><text:tab/><text:tab/>= |S| − (|A| + |B| + |C|) + (|A ∩ B| + |B ∩ C| + |C ∩ A|) − |A ∩ B ∩ C| =</text:span></text:p>
      <text:p text:style-name="P14"><draw:custom-shape text:anchor-type="paragraph" draw:z-index="9" draw:style-name="gr1" draw:text-style-name="P37" svg:width="0.1461in" svg:height="1.2657in" draw:transform="rotate (1.5707963267946) translate (1.68125in 0.235416666666667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0" draw:style-name="gr1" draw:text-style-name="P37" svg:width="0.1461in" svg:height="0.5988in" draw:transform="rotate (1.5707963267946) translate (3.24375in 0.235416666666667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style-name="gr1" draw:text-style-name="P37" svg:width="0.1461in" svg:height="0.5988in" draw:transform="rotate (1.5707963267946) translate (4.06666666666667in 0.235416666666667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2" draw:style-name="gr1" draw:text-style-name="P37" svg:width="0.1461in" svg:height="0.5988in" draw:transform="rotate (1.5707963267946) translate (4.89444444444444in 0.235416666666667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3" draw:style-name="gr1" draw:text-style-name="P37" svg:width="0.1461in" svg:height="0.9276in" draw:transform="rotate (1.5707963267946) translate (5.77986111111111in 0.235416666666667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4" draw:style-name="gr1" draw:text-style-name="P37" svg:width="0.1461in" svg:height="0.2657in" draw:transform="rotate (1.5707963267946) translate (1.17083333333333in 0.235416666666667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5"/></text:p>
      <text:p text:style-name="P14"><draw:line text:anchor-type="paragraph" draw:z-index="15" draw:style-name="gr2" draw:text-style-name="P37" svg:x1="1.311in" svg:y1="0.6118in" svg:x2="1.311in" svg:y2="0.1016in"><text:p/></draw:line><draw:line text:anchor-type="paragraph" draw:z-index="16" draw:style-name="gr2" draw:text-style-name="P37" svg:x1="2.311in" svg:y1="0.6118in" svg:x2="2.311in" svg:y2="0.1016in"><text:p/></draw:line><draw:line text:anchor-type="paragraph" draw:z-index="17" draw:style-name="gr2" draw:text-style-name="P37" svg:x1="3.5508in" svg:y1="0.6118in" svg:x2="3.5508in" svg:y2="0.1016in"><text:p/></draw:line><draw:line text:anchor-type="paragraph" draw:z-index="18" draw:style-name="gr2" draw:text-style-name="P37" svg:x1="4.3736in" svg:y1="0.6118in" svg:x2="4.3736in" svg:y2="0.1016in"><text:p/></draw:line><draw:line text:anchor-type="paragraph" draw:z-index="19" draw:style-name="gr2" draw:text-style-name="P37" svg:x1="5.1965in" svg:y1="0.6118in" svg:x2="5.1965in" svg:y2="0.1016in"><text:p/></draw:line><draw:line text:anchor-type="paragraph" draw:z-index="20" draw:style-name="gr2" draw:text-style-name="P37" svg:x1="6.2591in" svg:y1="0.6118in" svg:x2="6.2591in" svg:y2="0.1016in"><text:p/></draw:line><text:span text:style-name="T25"/></text:p>
      <text:p text:style-name="P14"><text:span text:style-name="T25"/></text:p>
      <text:p text:style-name="P14"><text:span text:style-name="T25"/></text:p>
      <text:p text:style-name="P14"><text:span text:style-name="T25"><text:tab/><text:tab/></text:span><text:span text:style-name="T25"><draw:frame draw:style-name="fr4" draw:name="Object8" text:anchor-type="as-char" svg:width="0.4217in" svg:height="0.215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"><text:tab/>3 ⋅ 2πR</text:span><text:span text:style-name="T7">2</text:span><text:span text:style-name="T25"><text:tab/></text:span><text:span text:style-name="T25"><draw:frame draw:style-name="fr4" draw:name="Object5" text:anchor-type="as-char" svg:width="0.6799in" svg:height="0.411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5"><text:tab/></text:span><text:span text:style-name="T25"><draw:frame draw:style-name="fr4" draw:name="Object6" text:anchor-type="as-char" svg:width="0.6811in" svg:height="0.412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5"><text:tab/></text:span><text:span text:style-name="T25"><draw:frame draw:style-name="fr4" draw:name="Object7" text:anchor-type="as-char" svg:width="0.6811in" svg:height="0.4126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5"><text:tab/> <text:s text:c="4"/>|T|</text:span></text:p>
      <text:p text:style-name="P14"><text:span text:style-name="T25"/></text:p>
      <text:p text:style-name="P14"><text:span text:style-name="T25"><text:tab/><text:tab/>= −2πR</text:span><text:span text:style-name="T7">2</text:span><text:span text:style-name="T25"> + (α + β + γ)⋅2R</text:span><text:span text:style-name="T7">2</text:span><text:span text:style-name="T25"> − |T|</text:span></text:p>
      <text:p text:style-name="P15"><text:span text:style-name="T26"/></text:p>
      <text:p text:style-name="P15"><text:span text:style-name="T26"><text:tab/>2⋅</text:span><text:span text:style-name="T25">|T|</text:span><text:span text:style-name="T26"> = </text:span><text:span text:style-name="T25">−2πR</text:span><text:span text:style-name="T7">2</text:span><text:span text:style-name="T25"> + (α + β + γ)⋅2R</text:span><text:span text:style-name="T7">2</text:span></text:p>
      <text:p text:style-name="P15"><text:span text:style-name="T26"/></text:p>
      <text:p text:style-name="P15"><text:span text:style-name="T26"><text:tab/></text:span><text:span text:style-name="T25">|T|</text:span><text:span text:style-name="T26"> = </text:span><text:span text:style-name="T25">(α + β + γ</text:span><text:span text:style-name="T26"> </text:span><text:span text:style-name="T25">−</text:span><text:span text:style-name="T26"> </text:span><text:span text:style-name="T25">π)⋅2R</text:span><text:span text:style-name="T7">2</text:span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>7)</text:span></text:p>
      <text:p text:style-name="P15"><text:span text:style-name="T26"><text:tab/>Hur många skärpunkter mellan diagonalerna </text:span><text:span text:style-name="T4">(kordorna!)</text:span><text:span text:style-name="T26"> i cirkeln</text:span></text:p>
      <text:p text:style-name="P15"><draw:frame draw:style-name="fr1" draw:name="graphics2" text:anchor-type="paragraph" svg:x="4.1673in" svg:y="0.1043in" svg:width="2.778in" svg:height="2.778in" draw:z-index="21"><draw:image xlink:href="Pictures/2000004F00001B9000001B903B2DB3C9.svm" xlink:type="simple" xlink:show="embed" xlink:actuate="onLoad"/></draw:frame><text:span text:style-name="T26"/></text:p>
      <text:p text:style-name="P16"><text:span text:style-name="T27"><text:tab/>Observera att skärningspunkterna motsvarar</text:span></text:p>
      <text:p text:style-name="P17"><text:span text:style-name="T27"><text:tab/>bijektivt mängder </text:span><text:span text:style-name="T28">av fyra av punkterna på</text:span></text:p>
      <text:p text:style-name="P17"><text:span text:style-name="T28"><text:tab/>cirkeln.</text:span></text:p>
      <text:p text:style-name="P17"><text:span text:style-name="T28"/></text:p>
      <text:p text:style-name="P17"><text:span text:style-name="T28"><text:tab/><text:tab/></text:span><text:span text:style-name="T28"><draw:frame draw:style-name="fr5" draw:name="Object9" text:anchor-type="as-char" svg:width="0.861in" svg:height="0.4339in" draw:z-index="22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7"><text:span text:style-name="T28"/></text:p>
      <text:p text:style-name="P17"><text:span text:style-name="T28"><text:tab/>Så antalet skärningspunkter = antalet</text:span></text:p>
      <text:p text:style-name="P17"><text:span text:style-name="T28"><text:tab/>4-delmängder till en n-mängd, det vill säga</text:span></text:p>
      <text:p text:style-name="P17"><text:span text:style-name="T28"/></text:p>
      <text:p text:style-name="P17"><text:span text:style-name="T28"><text:tab/><text:tab/></text:span><text:span text:style-name="T28"><draw:frame draw:style-name="fr6" draw:name="Object10" text:anchor-type="as-char" svg:y="-0.2335in" svg:width="0.2602in" svg:height="0.4346in" draw:z-index="2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8">.</text:span></text:p>
      <text:p text:style-name="P17"><text:span text:style-name="T28"/></text:p>
      <text:p text:style-name="P17"><text:span text:style-name="T28"/></text:p>
      <text:p text:style-name="P32"><text:span text:style-name="T28">9)</text:span></text:p>
      <text:p text:style-name="P17"><text:span text:style-name="T28"><text:tab/></text:span><text:span text:style-name="T29">Hur många</text:span><text:span text:style-name="T28"> fördelningar av 7 </text:span><text:span text:style-name="T29">synder bland 4 personer är möjliga?</text:span></text:p>
      <text:p text:style-name="P17"><text:span text:style-name="T29"/></text:p>
      <text:p text:style-name="P19"><text:span text:style-name="T29"><text:tab/>a)</text:span></text:p>
      <text:p text:style-name="P19"><text:span text:style-name="T31"><text:tab/><text:tab/></text:span><text:span text:style-name="T30">Fördelningen kan beskrivas som en funktion</text:span></text:p>
      <text:p text:style-name="P18"><text:span text:style-name="T30"/></text:p>
      <text:p text:style-name="P18"><text:span text:style-name="T30"><text:tab/><text:tab/><text:tab/>{synderna} → {personerna}</text:span></text:p>
      <text:p text:style-name="P18"><text:span text:style-name="T30"/></text:p>
      <text:p text:style-name="P18"><text:span text:style-name="T30"><text:tab/><text:tab/></text:span><text:span text:style-name="T31">(ingen synd hos mer än en person) och den funktionen</text:span></text:p>
      <text:p text:style-name="P19"><text:span text:style-name="T31"><text:tab/><text:tab/>är en surjektion.</text:span></text:p>
      <text:p text:style-name="P19"><text:span text:style-name="T31"><text:tab/><text:tab/>(varje person har minst en synd).</text:span></text:p>
      <text:p text:style-name="P19"><text:span text:style-name="T31"/></text:p>
      <text:p text:style-name="P19"><text:span text:style-name="T31"><text:tab/><text:tab/>Så sökt är antalet surjektioner från en 7-mängd till en 4-mängd.</text:span></text:p>
      <text:p text:style-name="P19"><text:span text:style-name="T31"/></text:p>
      <text:p text:style-name="P19"><text:span text:style-name="T31"><text:tab/><text:tab/>4!⋅S(7; 4) = 24⋅350 = 8400</text:span></text:p>
      <text:p text:style-name="P19"><text:span text:style-name="T31"/></text:p>
      <text:p text:style-name="P19"><text:span text:style-name="T31"/></text:p>
      <text:p text:style-name="P19"><text:span text:style-name="T31"><text:tab/>b)</text:span></text:p>
      <text:p text:style-name="P19"><text:span text:style-name="T31"><text:tab/><text:tab/>Om ingen är girig och lat: dra port de fördelningarna.</text:span></text:p>
      <text:p text:style-name="P19"><text:span text:style-name="T31"/></text:p>
      <text:p text:style-name="P19"><text:span text:style-name="T31"/></text:p>
      <text:p text:style-name="P19"><text:span text:style-name="T31"><text:tab/><text:tab/>4!⋅S(6; 4) = 24⋅65 = 1560</text:span></text:p>
      <text:p text:style-name="P19"><text:span text:style-name="T31"/></text:p>
      <text:p text:style-name="P19"><text:span text:style-name="T31"><text:tab/><text:tab/>Så svaret i b:<text:tab/>8400 − 1560 = 6840</text:span></text:p>
      <text:p text:style-name="P19"><text:span text:style-name="T31"/></text:p>
      <text:p text:style-name="P19"><text:span text:style-name="T31"/></text:p>
      <text:p text:style-name="P19"><text:span text:style-name="T31"/></text:p>
      <text:p text:style-name="P19"><text:span text:style-name="T31"/></text:p>
      <text:p text:style-name="P19"><text:span text:style-name="T31">10)</text:span></text:p>
      <text:p text:style-name="P20"><text:span text:style-name="T31"><text:tab/></text:span><text:span text:style-name="T32">På hur många sätt kan 7 kulor fördelas på</text:span></text:p>
      <text:p text:style-name="P20"><text:span text:style-name="T32"><text:tab/>4 (särskiljbara) lådor i följande fall:</text:span></text:p>
      <text:p text:style-name="P19"><text:span text:style-name="T32"/></text:p>
      <text:p text:style-name="P19"><text:span text:style-name="T32"/></text:p>
      <text:p text:style-name="P20"><text:span text:style-name="T32"><text:tab/><text:tab/>kulor<text:tab/><text:tab/>tomma<text:tab/>svar:</text:span></text:p>
      <text:p text:style-name="P20"><text:span text:style-name="T32"/></text:p>
      <text:p text:style-name="P20"><text:span text:style-name="T32"><text:tab/>a)<text:tab/>olika<text:tab/><text:tab/>ja<text:tab/><text:tab/>7-mängd → 4-mängd = 4</text:span><text:span text:style-name="T8">7</text:span><text:span text:style-name="T32"> = 16384</text:span></text:p>
      <text:p text:style-name="P20"><text:span text:style-name="T32"/></text:p>
      <text:p text:style-name="P20"><text:span text:style-name="T32"><text:tab/>b)<text:tab/>olika<text:tab/><text:tab/>nej<text:tab/><text:tab/>Surjektion (|⋅|=7) → (|⋅|=4) = 4!⋅S(7;4) = 8400</text:span></text:p>
      <text:p text:style-name="P20"><text:span text:style-name="T32"/></text:p>
      <text:p text:style-name="P20"><text:span text:style-name="T32"><text:tab/>c)<text:tab/>identiska<text:tab/>ja<text:tab/><text:tab/>Oordnat val med upprepning. <text:s/></text:span><text:span text:style-name="T32"><draw:frame draw:style-name="fr5" draw:name="Object11" text:anchor-type="as-char" svg:width="1.2028in" svg:height="0.4339in" draw:z-index="24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0"><text:span text:style-name="T32"/></text:p>
      <text:p text:style-name="P20"><text:span text:style-name="T32"><text:tab/>d)<text:tab/>identiska<text:tab/>nej<text:tab/><text:tab/></text:span><text:span text:style-name="T32"><draw:frame draw:style-name="fr5" draw:name="Object12" text:anchor-type="as-char" svg:width="1.0984in" svg:height="0.4346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0"><text:span text:style-name="T32"/></text:p>
      <text:p text:style-name="P33"><text:span text:style-name="T32"><text:tab/>Och för 4 icke-särskiljbara lådor, men </text:span><text:span text:style-name="T37">7 </text:span><text:span text:style-name="T32">särskiljbara kulor:</text:span></text:p>
      <text:p text:style-name="P20"><text:span text:style-name="T32"/></text:p>
      <text:p text:style-name="P20"><text:span text:style-name="T32"><text:tab/><text:tab/>tomma</text:span></text:p>
      <text:p text:style-name="P20"><text:span text:style-name="T32"/></text:p>
      <text:p text:style-name="P20"><text:span text:style-name="T32"><text:tab/>e)<text:tab/>ja<text:tab/><text:tab/>S(7; 1) + S(7; 2) + S(7; 3) + S(7; 4) = 715</text:span></text:p>
      <text:p text:style-name="P20"><text:span text:style-name="T32"/></text:p>
      <text:p text:style-name="P20"><text:span text:style-name="T32"><text:tab/>f)<text:tab/>nej<text:tab/><text:tab/>S(7; 4) = 350</text:span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8"><text:span text:style-name="T36">Interlude…</text:span></text:p>
      <text:p text:style-name="P20"><text:span text:style-name="T32"/></text:p>
      <text:p text:style-name="P26"><text:span text:style-name="T32"/></text:p>
      <text:p text:style-name="P26"><text:span text:style-name="T33">Parti</text:span><text:span text:style-name="T35">ti</text:span><text:span text:style-name="T33">oner av heltal n = n</text:span><text:span text:style-name="T15">1</text:span><text:span text:style-name="T33"> + n</text:span><text:span text:style-name="T15">2</text:span><text:span text:style-name="T33"> + … + n</text:span><text:span text:style-name="T15">k</text:span><text:span text:style-name="T33">,<text:tab/> <text:s/>n</text:span><text:span text:style-name="T15">1</text:span><text:span text:style-name="T33"> ≥ n</text:span><text:span text:style-name="T15">2</text:span><text:span text:style-name="T33"> ≥ … ≥ n</text:span><text:span text:style-name="T15">k</text:span><text:span text:style-name="T33"> ≥ 1.</text:span></text:p>
      <text:p text:style-name="P27"><text:span text:style-name="T33">Antalet partioner av n i k delar P</text:span><text:span text:style-name="T15">k</text:span><text:span text:style-name="T33">(n)</text:span><text:span text:style-name="T38"> (≠ S(n; k)).</text:span></text:p>
      <text:p text:style-name="P25"><draw:line text:anchor-type="paragraph" draw:z-index="27" draw:style-name="gr4" draw:text-style-name="P37" svg:x1="2.7693in" svg:y1="0.5299in" svg:x2="2.7693in" svg:y2="0.061in"><text:p/></draw:line><draw:line text:anchor-type="paragraph" draw:z-index="28" draw:style-name="gr4" draw:text-style-name="P37" svg:x1="4.1028in" svg:y1="0.5299in" svg:x2="3.6756in" svg:y2="0.0402in"><text:p/></draw:line><text:span text:style-name="T38"/></text:p>
      <text:p text:style-name="P25"><text:span text:style-name="T38"/></text:p>
      <text:p text:style-name="P25"><text:span text:style-name="T38"/></text:p>
      <text:p text:style-name="P25"><text:span text:style-name="T38"><text:tab/><text:tab/><text:tab/><text:tab/>identiska element<text:tab/>särskiljbara element</text:span></text:p>
      <text:p text:style-name="P21"><text:span text:style-name="T33"/></text:p>
      <text:p text:style-name="P22"><text:span text:style-name="T34">Exempel:</text:span></text:p>
      <text:p text:style-name="P22"><text:span text:style-name="T34"/></text:p>
      <text:p text:style-name="P22"><text:span text:style-name="T34"><text:tab/>Parti</text:span><text:span text:style-name="T35">ti</text:span><text:span text:style-name="T34">oner av n = 5</text:span></text:p>
      <text:p text:style-name="P22"><text:span text:style-name="T34"/></text:p>
      <text:p text:style-name="P22"><text:span text:style-name="T34"><text:tab/><text:tab/></text:span><text:span text:style-name="T36">[5], [4, 1], [3, 2], [3, 1</text:span><text:span text:style-name="T9">2</text:span><text:span text:style-name="T36">], [2</text:span><text:span text:style-name="T9">2</text:span><text:span text:style-name="T36">, 1], [2, 1</text:span><text:span text:style-name="T9">3</text:span><text:span text:style-name="T36">], [1</text:span><text:span text:style-name="T9">5</text:span><text:span text:style-name="T36">]</text:span></text:p>
      <text:p text:style-name="P22"><text:span text:style-name="T36"/></text:p>
      <text:p text:style-name="P23"><text:span text:style-name="T36"><text:tab/><text:tab/>P</text:span><text:span text:style-name="T16">1</text:span><text:span text:style-name="T36">(5) = 1, <text:s/>P</text:span><text:span text:style-name="T16">2</text:span><text:span text:style-name="T36">(5) = 2, <text:s/>P</text:span><text:span text:style-name="T16">3</text:span><text:span text:style-name="T36">(5) = 2, <text:s/>P</text:span><text:span text:style-name="T16">4</text:span><text:span text:style-name="T36">(5) = 1, <text:s/>P</text:span><text:span text:style-name="T16">5</text:span><text:span text:style-name="T36">(5) = 1</text:span></text:p>
      <text:p text:style-name="P23"><text:span text:style-name="T36"/></text:p>
      <text:p text:style-name="P23"><text:span text:style-name="T36"/></text:p>
      <text:p text:style-name="P28"><text:span text:style-name="T36">… end of interlude.</text:span></text:p>
      <text:p text:style-name="P23"><text:span text:style-name="T36"/></text:p>
      <text:p text:style-name="P23"><text:span text:style-name="T36"/></text:p>
      <text:p text:style-name="P24"><text:span text:style-name="T37">(10)<text:tab/>Och för icke-särskiljbara lådor och kulor:</text:span></text:p>
      <text:p text:style-name="P24"><text:span text:style-name="T37"/></text:p>
      <text:p text:style-name="P24"><text:span text:style-name="T37"><text:tab/><text:tab/>tomma</text:span></text:p>
      <text:p text:style-name="P24"><text:span text:style-name="T37"/></text:p>
      <text:p text:style-name="P24"><text:span text:style-name="T37"><text:tab/>g)<text:tab/>ja<text:tab/><text:tab/>P</text:span><text:span text:style-name="T17">1</text:span><text:span text:style-name="T37">(7) + P</text:span><text:span text:style-name="T17">2</text:span><text:span text:style-name="T37">(7) + P</text:span><text:span text:style-name="T17">3</text:span><text:span text:style-name="T37">(7) + P</text:span><text:span text:style-name="T17">4</text:span><text:span text:style-name="T37">(7) = 1 + 3+ 4 + 3 = 11</text:span></text:p>
      <text:p text:style-name="P24"><text:span text:style-name="T37"/></text:p>
      <text:p text:style-name="P24"><text:span text:style-name="T37"><text:tab/>h)<text:tab/>nej<text:tab/><text:tab/>P</text:span><text:span text:style-name="T17">4</text:span><text:span text:style-name="T37">(7) = 3</text:span></text:p>
      <text:p text:style-name="P34"><text:span text:style-name="T37">Exempel:</text:span></text:p>
      <text:p text:style-name="P24"><text:span text:style-name="T37"/></text:p>
      <text:p text:style-name="P24"><text:span text:style-name="T37"><text:tab/>Låt ƒ</text:span><text:span text:style-name="T17">m</text:span><text:span text:style-name="T37">(n) vara antalet partitioner av n i högst m delar,</text:span></text:p>
      <text:p text:style-name="P24"><text:span text:style-name="T37"><text:tab/>och g</text:span><text:span text:style-name="T17">m</text:span><text:span text:style-name="T37">(n) vara antalet partitioner av m i delar ≤ m.</text:span></text:p>
      <text:p text:style-name="P24"><text:span text:style-name="T37"/></text:p>
      <text:p text:style-name="P24"><text:span text:style-name="T37"><text:tab/>Visa att ƒ</text:span><text:span text:style-name="T17">m</text:span><text:span text:style-name="T37">(n) = g</text:span><text:span text:style-name="T17">m</text:span><text:span text:style-name="T37">(n).</text:span></text:p>
      <text:p text:style-name="P24"><text:span text:style-name="T37"/></text:p>
      <text:p text:style-name="P24"><text:span text:style-name="T37"/></text:p>
      <text:p text:style-name="P24"><text:span text:style-name="T37"><text:tab/>Varje partition svarar mot en tablå.</text:span></text:p>
      <text:p text:style-name="P24"><text:span text:style-name="T37"><text:tab/>Till exempel [5, 4, 3</text:span><text:span text:style-name="T10">2</text:span><text:span text:style-name="T37">]</text:span></text:p>
      <text:p text:style-name="P25"><text:span text:style-name="T38"><text:tab/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E1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D2" office:value-type="string">
            <text:p text:style-name="P35"/>
          </table:table-cell>
          <table:table-cell table:style-name="Table1.E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D2" office:value-type="string">
            <text:p text:style-name="P35"/>
          </table:table-cell>
          <table:table-cell table:style-name="Table1.D3" office:value-type="string">
            <text:p text:style-name="P35"/>
          </table:table-cell>
          <table:table-cell table:style-name="Table1.D3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D2" office:value-type="string">
            <text:p text:style-name="P35"/>
          </table:table-cell>
          <table:table-cell table:style-name="Table1.D3" office:value-type="string">
            <text:p text:style-name="P35"/>
          </table:table-cell>
          <table:table-cell table:style-name="Table1.D3" office:value-type="string">
            <text:p text:style-name="P35"/>
          </table:table-cell>
        </table:table-row>
      </table:table>
      <text:p text:style-name="P25"><text:span text:style-name="T38"/></text:p>
      <text:p text:style-name="P25"><text:span text:style-name="T38"><text:tab/></text:span><text:span text:style-name="T37">ƒ</text:span><text:span text:style-name="T18">m</text:span><text:span text:style-name="T38">(n) antalet tablåer med högst m rader.</text:span></text:p>
      <text:p text:style-name="P25"><text:span text:style-name="T38"><text:tab/>g</text:span><text:span text:style-name="T18">m</text:span><text:span text:style-name="T38">(n) antalet tablåer med varje rad ≤ m.</text:span></text:p>
      <text:p text:style-name="P25"><text:span text:style-name="T38"/></text:p>
      <text:p text:style-name="P25"><text:span text:style-name="T38"/></text:p>
      <text:p text:style-name="P25"><text:span text:style-name="T38"><text:tab/>En bijektion mellan mängderna tablåer är</text:span></text:p>
      <text:p text:style-name="P25"><text:span text:style-name="T38"><text:tab/>spegling i diagonalen </text:span><text:span text:style-name="T5">(transponering)</text:span><text:span text:style-name="T38">:</text:span></text:p>
      <text:p text:style-name="P25"><text:span text:style-name="T38"/></text:p>
      <text:p text:style-name="P25"><text:span text:style-name="T38"><text:tab/><text:tab/>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B" table:number-columns-repeated="3"/>
        <table:table-row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C1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5"/>
          </table:table-cell>
          <table:table-cell table:style-name="Table2.C1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P35"/>
          </table:table-cell>
          <table:table-cell table:style-name="Table2.D1" office:value-type="string">
            <text:p text:style-name="P35"><draw:line text:anchor-type="paragraph" draw:z-index="26" draw:style-name="gr3" draw:text-style-name="P37" svg:x1="0.1508in" svg:y1="0.0965in" svg:x2="1.4217in" svg:y2="0.0965in"><text:p/></draw:line></text:p>
          </table:table-cell>
          <table:table-cell table:style-name="Table2.A1" office:value-type="string">
            <text:p text:style-name="P35"/>
          </table:table-cell>
          <table:table-cell table:style-name="Table2.C1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D1" office:value-type="string">
            <text:p text:style-name="P35"/>
          </table:table-cell>
        </table:table-row>
        <table:table-row>
          <table:table-cell table:style-name="Table2.C1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D1" office:value-type="string">
            <text:p text:style-name="P35"/>
          </table:table-cell>
        </table:table-row>
        <table:table-row>
          <table:table-cell table:style-name="Table2.C2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D1" office:value-type="string">
            <text:p text:style-name="P35"/>
          </table:table-cell>
          <table:table-cell table:style-name="Table2.D1" office:value-type="string">
            <text:p text:style-name="P35"/>
          </table:table-cell>
        </table:table-row>
      </table:table>
      <text:p text:style-name="P25"><text:span text:style-name="T38"/></text:p>
      <text:p text:style-name="P25"><text:span text:style-name="T38"><text:tab/>Så lika många.</text:span></text:p>
      <text:p text:style-name="P25"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3-11T01:27:30</dc:date>
    <dc:creator>Mattias </dc:creator>
    <meta:editing-duration>PT32H24M13S</meta:editing-duration>
    <meta:editing-cycles>62</meta:editing-cycles>
    <meta:generator>OpenOffice.org/3.2$Linux OpenOffice.org_project/320m19$Build-9505</meta:generator>
    <meta:document-statistic meta:table-count="2" meta:image-count="2" meta:object-count="12" meta:page-count="7" meta:paragraph-count="123" meta:word-count="816" meta:character-count="3915"/>
  </office:meta>
</office:document-meta>
</file>

<file path=Object 1/content.xml><?xml version="1.0" encoding="utf-8"?>
<math xmlns="http://www.w3.org/1998/Math/MathML">
  <semantics>
    <mrow>
      <mrow>
        <mfenced open="" close="">
          <mtable>
            <mtr>
              <mtd>
                <mrow>
                  <mrow>
                    <mi mathvariant="normal">n</mi>
                    <mo stretchy="false">+</mo>
                    <mn>6</mn>
                  </mrow>
                  <mi mathvariant="normal">−</mi>
                  <mn>1</mn>
                </mrow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n</mi>
                  <mo stretchy="false">+</mo>
                  <mn>5</mn>
                </mrow>
              </mtd>
            </mtr>
          </mtable>
        </mfenced>
      </mrow>
      <mi mathvariant="normal">=</mi>
      <mfenced open="" close="">
        <mtable>
          <mtr>
            <mtd>
              <mrow>
                <mi mathvariant="normal">n</mi>
                <mo stretchy="false">+</mo>
                <mn>5</mn>
              </mrow>
            </mtd>
          </mtr>
        </mtable>
      </mfenced>
    </mrow>
    <annotation encoding="StarMath 5.0">left ( binom {n + 6 - 1} n right ) = left ( binom {n + 5} n right ) = left ( binom {n + 5} 5 right )</annotation>
  </semantics>
</math>
</file>

<file path=Object 10/content.xml><?xml version="1.0" encoding="utf-8"?>
<math xmlns="http://www.w3.org/1998/Math/MathML">
  <semantics>
    <mfenced open="" close="">
      <mtable>
        <mtr>
          <mtd>
            <mi mathvariant="normal">n</mi>
          </mtd>
        </mtr>
      </mtable>
    </mfenced>
    <annotation encoding="StarMath 5.0">left ( binom n 4 right )</annotation>
  </semantics>
</math>
</file>

<file path=Object 11/content.xml><?xml version="1.0" encoding="utf-8"?>
<math xmlns="http://www.w3.org/1998/Math/MathML">
  <semantics>
    <mrow>
      <mfenced open="" close="">
        <mtable>
          <mtr>
            <mtd>
              <mrow>
                <mrow>
                  <mn>7</mn>
                  <mo stretchy="false">+</mo>
                  <mn>4</mn>
                </mrow>
                <mi mathvariant="normal">−</mi>
                <mn>1</mn>
              </mrow>
            </mtd>
          </mtr>
          <mtr>
            <mtd>
              <mrow>
                <mn>4</mn>
                <mi mathvariant="normal">−</mi>
                <mn>1</mn>
              </mrow>
            </mtd>
          </mtr>
        </mtable>
      </mfenced>
      <mi mathvariant="normal">=</mi>
      <mn>120</mn>
    </mrow>
    <annotation encoding="StarMath 5.0">left ( binom {7 + 4 - 1} {4 - 1} right ) = 120</annotation>
  </semantics>
</math>
</file>

<file path=Object 12/content.xml><?xml version="1.0" encoding="utf-8"?>
<math xmlns="http://www.w3.org/1998/Math/MathML">
  <semantics>
    <mrow>
      <mfenced open="" close="">
        <mtable>
          <mtr>
            <mtd>
              <mrow>
                <mrow>
                  <mn>3</mn>
                  <mo stretchy="false">+</mo>
                  <mn>4</mn>
                </mrow>
                <mi mathvariant="normal">−</mi>
                <mn>1</mn>
              </mrow>
            </mtd>
          </mtr>
          <mtr>
            <mtd>
              <mrow>
                <mn>4</mn>
                <mi mathvariant="normal">−</mi>
                <mn>1</mn>
              </mrow>
            </mtd>
          </mtr>
        </mtable>
      </mfenced>
      <mi mathvariant="normal">=</mi>
      <mn>20</mn>
    </mrow>
    <annotation encoding="StarMath 5.0">left ( binom {3 + 4 - 1} {4 - 1} right ) = 20</annotation>
  </semantics>
</math>
</file>

<file path=Object 2/content.xml><?xml version="1.0" encoding="utf-8"?>
<math xmlns="http://www.w3.org/1998/Math/MathML">
  <semantics>
    <mrow>
      <mfenced open="" close="">
        <mtable>
          <mtr>
            <mtd>
              <mn>10</mn>
            </mtd>
          </mtr>
        </mtable>
      </mfenced>
      <mi mathvariant="normal">=</mi>
      <mn>252</mn>
    </mrow>
    <annotation encoding="StarMath 5.0">left ( binom 10 5 right ) = 252</annotation>
  </semantics>
</math>
</file>

<file path=Object 3/content.xml><?xml version="1.0" encoding="utf-8"?>
<math xmlns="http://www.w3.org/1998/Math/MathML">
  <semantics>
    <mrow>
      <mrow>
        <mrow>
          <mfenced open="" close="">
            <mtable>
              <mtr>
                <mtd>
                  <mrow>
                    <mrow>
                      <mn>5</mn>
                      <mo stretchy="false">+</mo>
                      <mn>10</mn>
                    </mrow>
                    <mi mathvariant="normal">−</mi>
                    <mn>1</mn>
                  </mrow>
                </mtd>
              </mtr>
            </mtable>
          </mfenced>
          <mi mathvariant="normal">=</mi>
          <mfenced open="" close="">
            <mtable>
              <mtr>
                <mtd>
                  <mn>14</mn>
                </mtd>
              </mtr>
            </mtable>
          </mfenced>
        </mrow>
        <mi mathvariant="normal">=</mi>
        <mn>2002</mn>
      </mrow>
      <mtext> stycken</mtext>
    </mrow>
    <annotation encoding="StarMath 5.0">left ( binom {5 + 10 - 1} 5 right ) = left ( binom 14 5 right ) = 2002 " stycken"</annotation>
  </semantics>
</math>
</file>

<file path=Object 4/content.xml><?xml version="1.0" encoding="utf-8"?>
<math xmlns="http://www.w3.org/1998/Math/MathML">
  <semantics>
    <mrow>
      <mrow>
        <mrow>
          <mrow>
            <mn>2</mn>
            <mi mathvariant="normal">⋅</mi>
            <mfenced open="" close="">
              <mtable>
                <mtr>
                  <mtd>
                    <mn>14</mn>
                  </mtd>
                </mtr>
              </mtable>
            </mfenced>
          </mrow>
          <mi mathvariant="normal">−</mi>
          <mn>10</mn>
        </mrow>
        <mi mathvariant="normal">=</mi>
        <mrow>
          <mrow>
            <mn>2</mn>
            <mi mathvariant="normal">⋅</mi>
            <mn>2002</mn>
          </mrow>
          <mi mathvariant="normal">−</mi>
          <mn>10</mn>
        </mrow>
      </mrow>
      <mi mathvariant="normal">=</mi>
      <mn>3994</mn>
    </mrow>
    <annotation encoding="StarMath 5.0">2 cdot left ( binom 14 5 right ) - 10 = 2 cdot 2002 - 10 = 3994</annotation>
  </semantics>
</math>
</file>

<file path=Object 5/content.xml><?xml version="1.0" encoding="utf-8"?>
<math xmlns="http://www.w3.org/1998/Math/MathML">
  <semantics>
    <mrow>
      <mfrac>
        <mi mathvariant="normal">γ</mi>
        <mn>2π</mn>
      </mfrac>
      <msup>
        <mn>4πR</mn>
        <mn>2</mn>
      </msup>
    </mrow>
    <annotation encoding="StarMath 5.0">γ over 2π 4πR^2</annotation>
  </semantics>
</math>
</file>

<file path=Object 6/content.xml><?xml version="1.0" encoding="utf-8"?>
<math xmlns="http://www.w3.org/1998/Math/MathML">
  <semantics>
    <mrow>
      <mfrac>
        <mi mathvariant="normal">α</mi>
        <mn>2π</mn>
      </mfrac>
      <msup>
        <mn>4πR</mn>
        <mn>2</mn>
      </msup>
    </mrow>
    <annotation encoding="StarMath 5.0">α over 2π 4πR^2</annotation>
  </semantics>
</math>
</file>

<file path=Object 7/content.xml><?xml version="1.0" encoding="utf-8"?>
<math xmlns="http://www.w3.org/1998/Math/MathML">
  <semantics>
    <mrow>
      <mfrac>
        <mi mathvariant="normal">β</mi>
        <mn>2π</mn>
      </mfrac>
      <msup>
        <mn>4πR</mn>
        <mn>2</mn>
      </msup>
    </mrow>
    <annotation encoding="StarMath 5.0">β over 2π 4πR^2</annotation>
  </semantics>
</math>
</file>

<file path=Object 8/content.xml><?xml version="1.0" encoding="utf-8"?>
<math xmlns="http://www.w3.org/1998/Math/MathML">
  <semantics>
    <msup>
      <mn>4πR</mn>
      <mn>2</mn>
    </msup>
    <annotation encoding="StarMath 5.0">4πR^2</annotation>
  </semantics>
</math>
</file>

<file path=Object 9/content.xml><?xml version="1.0" encoding="utf-8"?>
<math xmlns="http://www.w3.org/1998/Math/MathML">
  <semantics>
    <mrow>
      <mrow>
        <mfenced open="" close="">
          <mtable>
            <mtr>
              <mtd>
                <mn>5</mn>
              </mtd>
            </mtr>
          </mtable>
        </mfenced>
        <mi mathvariant="normal">=</mi>
        <mfenced open="" close="">
          <mtable>
            <mtr>
              <mtd>
                <mn>5</mn>
              </mtd>
            </mtr>
          </mtable>
        </mfenced>
      </mrow>
      <mi mathvariant="normal">=</mi>
      <mn>5</mn>
    </mrow>
    <annotation encoding="StarMath 5.0">left ( binom 5 4 right ) = left ( binom 5 1 right ) = 5</annotation>
  </semantics>
</math>
</file>